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2.1654in"/>
    </style:style>
    <style:style style:name="co11" style:family="table-column">
      <style:table-column-properties fo:break-before="auto" style:column-width="1.2862in"/>
    </style:style>
    <style:style style:name="co12" style:family="table-column">
      <style:table-column-properties fo:break-before="auto" style:column-width="2.3693in"/>
    </style:style>
    <style:style style:name="co13" style:family="table-column">
      <style:table-column-properties fo:break-before="auto" style:column-width="2.4228in"/>
    </style:style>
    <style:style style:name="co14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0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3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dra</text:p>
          </table:table-cell>
          <table:table-cell table:number-columns-repeated="2"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3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oker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zombie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7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luta</text:p>
          </table:table-cell>
          <table:table-cell table:number-columns-repeated="2"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6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1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2</text:p>
          </table:table-cell>
          <table:table-cell table:style-name="ce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elena</text:p>
          </table:table-cell>
          <table:table-cell table:number-columns-repeated="2"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ervena</text:p>
          </table:table-cell>
          <table:table-cell table:number-columns-repeated="2" office:value-type="string" calcext:value-type="string">
            <text:p>wpn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l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ombik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" table:style-name="ta1">
        <table:table-column table:style-name="co1" table:number-columns-repeated="3" table:default-cell-style-name="Default"/>
        <table:table-column table:style-name="co1" table:number-columns-repeated="4" table:default-cell-style-name="ce5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1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2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3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pn4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Klid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le</text:p>
          </table:table-cell>
          <table:table-cell office:value-type="string" calcext:value-type="string">
            <text:p>Dira</text:p>
          </table:table-cell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1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2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3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wpn4</text:p>
          </table:table-cell>
          <table:table-cell/>
          <table:table-cell table:style-name="ce5" office:value-type="string" calcext:value-type="string">
            <text:p>---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2" table:default-cell-style-name="ce5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pn image</text:p>
          </table:table-cell>
          <table:table-cell office:value-type="string" calcext:value-type="string">
            <text:p>small Ic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Bodna / 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Drtiva / 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Palna / 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Secna / 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hole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sem nemuzes</text:p>
          </table:table-cell>
          <table:table-cell office:value-type="string" calcext:value-type="string">
            <text:p>Dir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Bodna / Drtiv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Drtiva / Pal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Palna / Sec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Secna / Bodna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teleport_black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premisti se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spawn-spawn</text:p>
          </table:table-cell>
          <table:table-cell office:value-type="string" calcext:value-type="string">
            <text:p>Dvojita straz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priser</text:p>
          </table:table-cell>
          <table:table-cell office:value-type="string" calcext:value-type="string">
            <text:p>Velky lov</text:p>
          </table:table-cell>
          <table:table-cell office:value-type="string" calcext:value-type="string">
            <text:p>spear-spear-spear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nemrtvych</text:p>
          </table:table-cell>
          <table:table-cell office:value-type="string" calcext:value-type="string">
            <text:p>Cisteni hrbitovu</text:p>
          </table:table-cell>
          <table:table-cell office:value-type="string" calcext:value-type="string">
            <text:p>hammer-hammer-hammer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carodeju</text:p>
          </table:table-cell>
          <table:table-cell office:value-type="string" calcext:value-type="string">
            <text:p>Hon na carodeje</text:p>
          </table:table-cell>
          <table:table-cell office:value-type="string" calcext:value-type="string">
            <text:p>sword-sword-sword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demonu</text:p>
          </table:table-cell>
          <table:table-cell office:value-type="string" calcext:value-type="string">
            <text:p>Pro klid duse</text:p>
          </table:table-cell>
          <table:table-cell office:value-type="string" calcext:value-type="string">
            <text:p>bow-bow-bow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bij priseru pred i za sebou</text:p>
          </table:table-cell>
          <table:table-cell office:value-type="string" calcext:value-type="string">
            <text:p>Uvnitr smecky</text:p>
          </table:table-cell>
          <table:table-cell office:value-type="string" calcext:value-type="string">
            <text:p>spear-you-spear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bij nemrtve pred i za sebou</text:p>
          </table:table-cell>
          <table:table-cell office:value-type="string" calcext:value-type="string">
            <text:p>Doupe nemrtvych</text:p>
          </table:table-cell>
          <table:table-cell office:value-type="string" calcext:value-type="string">
            <text:p>hammer-you-hammer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bij carodeje pred i za sebou</text:p>
          </table:table-cell>
          <table:table-cell office:value-type="string" calcext:value-type="string">
            <text:p>Magicky rej</text:p>
          </table:table-cell>
          <table:table-cell office:value-type="string" calcext:value-type="string">
            <text:p>sword-you-sword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bij demona pred i za sebou</text:p>
          </table:table-cell>
          <table:table-cell office:value-type="string" calcext:value-type="string">
            <text:p>Uprostred tlupy</text:p>
          </table:table-cell>
          <table:table-cell office:value-type="string" calcext:value-type="string">
            <text:p>bow-you-bow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bij 2 prisery v rade</text:p>
          </table:table-cell>
          <table:table-cell office:value-type="string" calcext:value-type="string">
            <text:p>Kral stada</text:p>
          </table:table-cell>
          <table:table-cell office:value-type="string" calcext:value-type="string">
            <text:p>you-spear-spear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bij 2 nemrtve v rade</text:p>
          </table:table-cell>
          <table:table-cell office:value-type="string" calcext:value-type="string">
            <text:p>Vyssi nemrtvy</text:p>
          </table:table-cell>
          <table:table-cell office:value-type="string" calcext:value-type="string">
            <text:p>you-hammer-hammer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bij 2 carodeje v rade</text:p>
          </table:table-cell>
          <table:table-cell office:value-type="string" calcext:value-type="string">
            <text:p>Carodejuv ucen</text:p>
          </table:table-cell>
          <table:table-cell office:value-type="string" calcext:value-type="string">
            <text:p>you-sword-sword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Zabij 2 demony v rade</text:p>
          </table:table-cell>
          <table:table-cell office:value-type="string" calcext:value-type="string">
            <text:p>Posel demonu</text:p>
          </table:table-cell>
          <table:table-cell office:value-type="string" calcext:value-type="string">
            <text:p>you-bow-bow</text:p>
          </table:table-cell>
          <table:table-cell office:value-type="string" calcext:value-type="string">
            <text:p>Cervena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1" table:number-columns-repeated="3" table:default-cell-style-name="ce5"/>
        <table:table-column table:style-name="co13" table:default-cell-style-name="ce5"/>
        <table:table-column table:style-name="co1" table:default-cell-style-name="ce5"/>
        <table:table-column table:style-name="co14" table:default-cell-style-name="ce5"/>
        <table:table-column table:style-name="co1" table:default-cell-style-name="ce5"/>
        <table:table-column table:style-name="co15" table:default-cell-style-name="ce5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Bodna</text:p>
          </table:table-cell>
          <table:table-cell/>
          <table:table-cell office:value-type="string" calcext:value-type="string">
            <text:p>na priseru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nemrtvi</text:p>
          </table:table-cell>
          <table:table-cell office:value-type="string" calcext:value-type="string">
            <text:p>Drtiva</text:p>
          </table:table-cell>
          <table:table-cell/>
          <table:table-cell office:value-type="string" calcext:value-type="string">
            <text:p>na nemrtveho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demoni</text:p>
          </table:table-cell>
          <table:table-cell office:value-type="string" calcext:value-type="string">
            <text:p>Palna</text:p>
          </table:table-cell>
          <table:table-cell/>
          <table:table-cell office:value-type="string" calcext:value-type="string">
            <text:p>na demona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lide</text:p>
          </table:table-cell>
          <table:table-cell office:value-type="string" calcext:value-type="string">
            <text:p>Secna</text:p>
          </table:table-cell>
          <table:table-cell/>
          <table:table-cell office:value-type="string" calcext:value-type="string">
            <text:p>na carodeje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mba</text:p>
          </table:table-cell>
          <table:table-cell/>
          <table:table-cell office:value-type="string" calcext:value-type="string">
            <text:p>na vsechny</text:p>
          </table:table-cell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Zluta" calcext:value-type="string">
            <text:p>Zluta</text:p>
          </table:table-cell>
          <table:table-cell table:formula="of:=INDIRECT(&quot;K&quot; &amp; [.$F12])" office:value-type="string" office:string-value="na nemrtveho" calcext:value-type="string">
            <text:p>na nemrtveho</text:p>
          </table:table-cell>
          <table:table-cell table:formula="of:=INDIRECT(&quot;I&quot; &amp; [.$F12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hammer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Modra" calcext:value-type="string">
            <text:p>Modra</text:p>
          </table:table-cell>
          <table:table-cell table:formula="of:=INDIRECT(&quot;K&quot; &amp; [.$F13])" office:value-type="string" office:string-value="na carodeje" calcext:value-type="string">
            <text:p>na carodeje</text:p>
          </table:table-cell>
          <table:table-cell table:formula="of:=INDIRECT(&quot;I&quot; &amp; [.$F13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ord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Cervena" calcext:value-type="string">
            <text:p>Cervena</text:p>
          </table:table-cell>
          <table:table-cell table:formula="of:=INDIRECT(&quot;K&quot; &amp; [.$F14])" office:value-type="string" office:string-value="na demona" calcext:value-type="string">
            <text:p>na demona</text:p>
          </table:table-cell>
          <table:table-cell table:formula="of:=INDIRECT(&quot;I&quot; &amp; [.$F14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w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Jakakoliv" calcext:value-type="string">
            <text:p>Jakakoliv</text:p>
          </table:table-cell>
          <table:table-cell table:formula="of:=INDIRECT(&quot;K&quot; &amp; [.$F15])" office:value-type="string" office:string-value="na vsechny" calcext:value-type="string">
            <text:p>na vsech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mb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Jakakoliv" calcext:value-type="string">
            <text:p>Jakakoliv</text:p>
          </table:table-cell>
          <table:table-cell table:formula="of:=INDIRECT(&quot;K&quot; &amp; [.$F16])" office:value-type="string" office:string-value="na vsechny" calcext:value-type="string">
            <text:p>na vsech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elena" calcext:value-type="string">
            <text:p>Zelena</text:p>
          </table:table-cell>
          <table:table-cell table:formula="of:=INDIRECT(&quot;K&quot; &amp; [.$F17])" office:value-type="string" office:string-value="na priseru" calcext:value-type="string">
            <text:p>na priseru</text:p>
          </table:table-cell>
          <table:table-cell table:formula="of:=INDIRECT(&quot;I&quot; &amp; [.$F17])" office:value-type="string" office:string-value="Bodna" calcext:value-type="string">
            <text:p>Bodna</text:p>
          </table:table-cell>
          <table:table-cell office:value-type="string" calcext:value-type="string">
            <text:p>Obludu nezabije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broken-spea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8])" office:value-type="string" office:string-value="Zelena" calcext:value-type="string">
            <text:p>Zelena</text:p>
          </table:table-cell>
          <table:table-cell table:formula="of:=INDIRECT(&quot;K&quot; &amp; [.$F18])" office:value-type="string" office:string-value="na priseru" calcext:value-type="string">
            <text:p>na priseru</text:p>
          </table:table-cell>
          <table:table-cell table:formula="of:=INDIRECT(&quot;I&quot; &amp; [.$F18])" office:value-type="string" office:string-value="Bodna" calcext:value-type="string">
            <text:p>Bodna</text:p>
          </table:table-cell>
          <table:table-cell office:value-type="string" calcext:value-type="string">
            <text:p>Prohod se s jinym hracem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eleport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elena" calcext:value-type="string">
            <text:p>Zelena</text:p>
          </table:table-cell>
          <table:table-cell table:formula="of:=INDIRECT(&quot;K&quot; &amp; [.$F19])" office:value-type="string" office:string-value="na priseru" calcext:value-type="string">
            <text:p>na priseru</text:p>
          </table:table-cell>
          <table:table-cell table:formula="of:=INDIRECT(&quot;I&quot; &amp; [.$F19])" office:value-type="string" office:string-value="Bodna" calcext:value-type="string">
            <text:p>Bodna</text:p>
          </table:table-cell>
          <table:table-cell office:value-type="string" calcext:value-type="string">
            <text:p>Nejdriv prohod obludu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call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elena" calcext:value-type="string">
            <text:p>Zelena</text:p>
          </table:table-cell>
          <table:table-cell table:formula="of:=INDIRECT(&quot;K&quot; &amp; [.$F20])" office:value-type="string" office:string-value="na priseru" calcext:value-type="string">
            <text:p>na priseru</text:p>
          </table:table-cell>
          <table:table-cell table:formula="of:=INDIRECT(&quot;I&quot; &amp; [.$F20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elena" calcext:value-type="string">
            <text:p>Zelena</text:p>
          </table:table-cell>
          <table:table-cell table:formula="of:=INDIRECT(&quot;K&quot; &amp; [.$F21])" office:value-type="string" office:string-value="na priseru" calcext:value-type="string">
            <text:p>na priseru</text:p>
          </table:table-cell>
          <table:table-cell table:formula="of:=INDIRECT(&quot;I&quot; &amp; [.$F21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2])" office:value-type="string" office:string-value="Zelena" calcext:value-type="string">
            <text:p>Zelena</text:p>
          </table:table-cell>
          <table:table-cell table:formula="of:=INDIRECT(&quot;K&quot; &amp; [.$F22])" office:value-type="string" office:string-value="na priseru" calcext:value-type="string">
            <text:p>na priseru</text:p>
          </table:table-cell>
          <table:table-cell table:formula="of:=INDIRECT(&quot;I&quot; &amp; [.$F22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3])" office:value-type="string" office:string-value="Zelena" calcext:value-type="string">
            <text:p>Zelena</text:p>
          </table:table-cell>
          <table:table-cell table:formula="of:=INDIRECT(&quot;K&quot; &amp; [.$F23])" office:value-type="string" office:string-value="na priseru" calcext:value-type="string">
            <text:p>na priseru</text:p>
          </table:table-cell>
          <table:table-cell table:formula="of:=INDIRECT(&quot;I&quot; &amp; [.$F23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INDIRECT(&quot;G&quot; &amp; [.$F24])" office:value-type="string" office:string-value="Zelena" calcext:value-type="string">
            <text:p>Zelena</text:p>
          </table:table-cell>
          <table:table-cell table:formula="of:=INDIRECT(&quot;K&quot; &amp; [.$F24])" office:value-type="string" office:string-value="na priseru" calcext:value-type="string">
            <text:p>na priseru</text:p>
          </table:table-cell>
          <table:table-cell table:formula="of:=INDIRECT(&quot;I&quot; &amp; [.$F24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pear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8])" office:value-type="string" office:string-value="Zelena" calcext:value-type="string">
            <text:p>Zelena</text:p>
          </table:table-cell>
          <table:table-cell table:formula="of:=INDIRECT(&quot;K&quot; &amp; [.$F28])" office:value-type="string" office:string-value="na priseru" calcext:value-type="string">
            <text:p>na priseru</text:p>
          </table:table-cell>
          <table:table-cell table:formula="of:=INDIRECT(&quot;I&quot; &amp; [.$F28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spear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29])" office:value-type="string" office:string-value="Modra" calcext:value-type="string">
            <text:p>Modra</text:p>
          </table:table-cell>
          <table:table-cell table:formula="of:=INDIRECT(&quot;K&quot; &amp; [.$F29])" office:value-type="string" office:string-value="na carodeje" calcext:value-type="string">
            <text:p>na carodeje</text:p>
          </table:table-cell>
          <table:table-cell table:formula="of:=INDIRECT(&quot;I&quot; &amp; [.$F29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sword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0])" office:value-type="string" office:string-value="Cervena" calcext:value-type="string">
            <text:p>Cervena</text:p>
          </table:table-cell>
          <table:table-cell table:formula="of:=INDIRECT(&quot;K&quot; &amp; [.$F30])" office:value-type="string" office:string-value="na demona" calcext:value-type="string">
            <text:p>na demona</text:p>
          </table:table-cell>
          <table:table-cell table:formula="of:=INDIRECT(&quot;I&quot; &amp; [.$F30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w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1])" office:value-type="string" office:string-value="Jakakoliv" calcext:value-type="string">
            <text:p>Jakakoliv</text:p>
          </table:table-cell>
          <table:table-cell table:formula="of:=INDIRECT(&quot;K&quot; &amp; [.$F31])" office:value-type="string" office:string-value="na vsechny" calcext:value-type="string">
            <text:p>na vsechny</text:p>
          </table:table-cell>
          <table:table-cell table:formula="of:=INDIRECT(&quot;I&quot; &amp; [.$F31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2])" office:value-type="string" office:string-value="Jakakoliv" calcext:value-type="string">
            <text:p>Jakakoliv</text:p>
          </table:table-cell>
          <table:table-cell table:formula="of:=INDIRECT(&quot;K&quot; &amp; [.$F32])" office:value-type="string" office:string-value="na vsechny" calcext:value-type="string">
            <text:p>na vsechny</text:p>
          </table:table-cell>
          <table:table-cell table:formula="of:=INDIRECT(&quot;I&quot; &amp; [.$F32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3])" office:value-type="string" office:string-value="Zluta" calcext:value-type="string">
            <text:p>Zluta</text:p>
          </table:table-cell>
          <table:table-cell table:formula="of:=INDIRECT(&quot;K&quot; &amp; [.$F33])" office:value-type="string" office:string-value="na nemrtveho" calcext:value-type="string">
            <text:p>na nemrtveho</text:p>
          </table:table-cell>
          <table:table-cell table:formula="of:=INDIRECT(&quot;I&quot; &amp; [.$F33])" office:value-type="string" office:string-value="Drtiva" calcext:value-type="string">
            <text:p>Drtiva</text:p>
          </table:table-cell>
          <table:table-cell office:value-type="string" calcext:value-type="string">
            <text:p>Zbran zahod ale obludu nezabij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broken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4])" office:value-type="string" office:string-value="Zluta" calcext:value-type="string">
            <text:p>Zluta</text:p>
          </table:table-cell>
          <table:table-cell table:formula="of:=INDIRECT(&quot;K&quot; &amp; [.$F34])" office:value-type="string" office:string-value="na nemrtveho" calcext:value-type="string">
            <text:p>na nemrtveho</text:p>
          </table:table-cell>
          <table:table-cell table:formula="of:=INDIRECT(&quot;I&quot; &amp; [.$F34])" office:value-type="string" office:string-value="Drtiva" calcext:value-type="string">
            <text:p>Drtiva</text:p>
          </table:table-cell>
          <table:table-cell office:value-type="string" calcext:value-type="string">
            <text:p>Nejdriv se prohod s jinym hracem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teleport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5])" office:value-type="string" office:string-value="Zluta" calcext:value-type="string">
            <text:p>Zluta</text:p>
          </table:table-cell>
          <table:table-cell table:formula="of:=INDIRECT(&quot;K&quot; &amp; [.$F35])" office:value-type="string" office:string-value="na nemrtveho" calcext:value-type="string">
            <text:p>na nemrtveho</text:p>
          </table:table-cell>
          <table:table-cell table:formula="of:=INDIRECT(&quot;I&quot; &amp; [.$F35])" office:value-type="string" office:string-value="Drtiva" calcext:value-type="string">
            <text:p>Drtiva</text:p>
          </table:table-cell>
          <table:table-cell office:value-type="string" calcext:value-type="string">
            <text:p>Nejdriv prohod obludu s jinou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call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6])" office:value-type="string" office:string-value="Zluta" calcext:value-type="string">
            <text:p>Zluta</text:p>
          </table:table-cell>
          <table:table-cell table:formula="of:=INDIRECT(&quot;K&quot; &amp; [.$F36])" office:value-type="string" office:string-value="na nemrtveho" calcext:value-type="string">
            <text:p>na nemrtveho</text:p>
          </table:table-cell>
          <table:table-cell table:formula="of:=INDIRECT(&quot;I&quot; &amp; [.$F36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1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Zluta" calcext:value-type="string">
            <text:p>Zluta</text:p>
          </table:table-cell>
          <table:table-cell table:formula="of:=INDIRECT(&quot;K&quot; &amp; [.$F37])" office:value-type="string" office:string-value="na nemrtveho" calcext:value-type="string">
            <text:p>na nemrtveho</text:p>
          </table:table-cell>
          <table:table-cell table:formula="of:=INDIRECT(&quot;I&quot; &amp; [.$F37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Zluta" calcext:value-type="string">
            <text:p>Zluta</text:p>
          </table:table-cell>
          <table:table-cell table:formula="of:=INDIRECT(&quot;K&quot; &amp; [.$F38])" office:value-type="string" office:string-value="na nemrtveho" calcext:value-type="string">
            <text:p>na nemrtveho</text:p>
          </table:table-cell>
          <table:table-cell table:formula="of:=INDIRECT(&quot;I&quot; &amp; [.$F38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9])" office:value-type="string" office:string-value="Zluta" calcext:value-type="string">
            <text:p>Zluta</text:p>
          </table:table-cell>
          <table:table-cell table:formula="of:=INDIRECT(&quot;K&quot; &amp; [.$F39])" office:value-type="string" office:string-value="na nemrtveho" calcext:value-type="string">
            <text:p>na nemrtveho</text:p>
          </table:table-cell>
          <table:table-cell table:formula="of:=INDIRECT(&quot;I&quot; &amp; [.$F39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0])" office:value-type="string" office:string-value="Zluta" calcext:value-type="string">
            <text:p>Zluta</text:p>
          </table:table-cell>
          <table:table-cell table:formula="of:=INDIRECT(&quot;K&quot; &amp; [.$F40])" office:value-type="string" office:string-value="na nemrtveho" calcext:value-type="string">
            <text:p>na nemrtveho</text:p>
          </table:table-cell>
          <table:table-cell table:formula="of:=INDIRECT(&quot;I&quot; &amp; [.$F40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hammer</text:p>
          </table:table-cell>
          <table:table-cell office:value-type="string" calcext:value-type="string">
            <text:p>hammer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4])" office:value-type="string" office:string-value="Zluta" calcext:value-type="string">
            <text:p>Zluta</text:p>
          </table:table-cell>
          <table:table-cell table:formula="of:=INDIRECT(&quot;K&quot; &amp; [.$F44])" office:value-type="string" office:string-value="na nemrtveho" calcext:value-type="string">
            <text:p>na nemrtveho</text:p>
          </table:table-cell>
          <table:table-cell table:formula="of:=INDIRECT(&quot;I&quot; &amp; [.$F44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hamme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45])" office:value-type="string" office:string-value="Zelena" calcext:value-type="string">
            <text:p>Zelena</text:p>
          </table:table-cell>
          <table:table-cell table:formula="of:=INDIRECT(&quot;K&quot; &amp; [.$F45])" office:value-type="string" office:string-value="na priseru" calcext:value-type="string">
            <text:p>na priseru</text:p>
          </table:table-cell>
          <table:table-cell table:formula="of:=INDIRECT(&quot;I&quot; &amp; [.$F45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pear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46])" office:value-type="string" office:string-value="Cervena" calcext:value-type="string">
            <text:p>Cervena</text:p>
          </table:table-cell>
          <table:table-cell table:formula="of:=INDIRECT(&quot;K&quot; &amp; [.$F46])" office:value-type="string" office:string-value="na demona" calcext:value-type="string">
            <text:p>na demona</text:p>
          </table:table-cell>
          <table:table-cell table:formula="of:=INDIRECT(&quot;I&quot; &amp; [.$F46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w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7])" office:value-type="string" office:string-value="Jakakoliv" calcext:value-type="string">
            <text:p>Jakakoliv</text:p>
          </table:table-cell>
          <table:table-cell table:formula="of:=INDIRECT(&quot;K&quot; &amp; [.$F47])" office:value-type="string" office:string-value="na vsechny" calcext:value-type="string">
            <text:p>na vsechny</text:p>
          </table:table-cell>
          <table:table-cell table:formula="of:=INDIRECT(&quot;I&quot; &amp; [.$F47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8])" office:value-type="string" office:string-value="Jakakoliv" calcext:value-type="string">
            <text:p>Jakakoliv</text:p>
          </table:table-cell>
          <table:table-cell table:formula="of:=INDIRECT(&quot;K&quot; &amp; [.$F48])" office:value-type="string" office:string-value="na vsechny" calcext:value-type="string">
            <text:p>na vsechny</text:p>
          </table:table-cell>
          <table:table-cell table:formula="of:=INDIRECT(&quot;I&quot; &amp; [.$F48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bomb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49])" office:value-type="string" office:string-value="Modra" calcext:value-type="string">
            <text:p>Modra</text:p>
          </table:table-cell>
          <table:table-cell table:formula="of:=INDIRECT(&quot;K&quot; &amp; [.$F49])" office:value-type="string" office:string-value="na carodeje" calcext:value-type="string">
            <text:p>na carodeje</text:p>
          </table:table-cell>
          <table:table-cell table:formula="of:=INDIRECT(&quot;I&quot; &amp; [.$F49])" office:value-type="string" office:string-value="Secna" calcext:value-type="string">
            <text:p>Secna</text:p>
          </table:table-cell>
          <table:table-cell office:value-type="string" calcext:value-type="string">
            <text:p>Zbran zahod ale obludu nezabij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roken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0])" office:value-type="string" office:string-value="Modra" calcext:value-type="string">
            <text:p>Modra</text:p>
          </table:table-cell>
          <table:table-cell table:formula="of:=INDIRECT(&quot;K&quot; &amp; [.$F50])" office:value-type="string" office:string-value="na carodeje" calcext:value-type="string">
            <text:p>na carodeje</text:p>
          </table:table-cell>
          <table:table-cell table:formula="of:=INDIRECT(&quot;I&quot; &amp; [.$F50])" office:value-type="string" office:string-value="Secna" calcext:value-type="string">
            <text:p>Secna</text:p>
          </table:table-cell>
          <table:table-cell office:value-type="string" calcext:value-type="string">
            <text:p>Nejdriv se prohod s jinym hracem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eleport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1])" office:value-type="string" office:string-value="Modra" calcext:value-type="string">
            <text:p>Modra</text:p>
          </table:table-cell>
          <table:table-cell table:formula="of:=INDIRECT(&quot;K&quot; &amp; [.$F51])" office:value-type="string" office:string-value="na carodeje" calcext:value-type="string">
            <text:p>na carodeje</text:p>
          </table:table-cell>
          <table:table-cell table:formula="of:=INDIRECT(&quot;I&quot; &amp; [.$F51])" office:value-type="string" office:string-value="Secna" calcext:value-type="string">
            <text:p>Secna</text:p>
          </table:table-cell>
          <table:table-cell office:value-type="string" calcext:value-type="string">
            <text:p>Nejdriv prohod obludu s jinou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call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2])" office:value-type="string" office:string-value="Modra" calcext:value-type="string">
            <text:p>Modra</text:p>
          </table:table-cell>
          <table:table-cell table:formula="of:=INDIRECT(&quot;K&quot; &amp; [.$F52])" office:value-type="string" office:string-value="na carodeje" calcext:value-type="string">
            <text:p>na carodeje</text:p>
          </table:table-cell>
          <table:table-cell table:formula="of:=INDIRECT(&quot;I&quot; &amp; [.$F52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3])" office:value-type="string" office:string-value="Modra" calcext:value-type="string">
            <text:p>Modra</text:p>
          </table:table-cell>
          <table:table-cell table:formula="of:=INDIRECT(&quot;K&quot; &amp; [.$F53])" office:value-type="string" office:string-value="na carodeje" calcext:value-type="string">
            <text:p>na carodeje</text:p>
          </table:table-cell>
          <table:table-cell table:formula="of:=INDIRECT(&quot;I&quot; &amp; [.$F53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4])" office:value-type="string" office:string-value="Modra" calcext:value-type="string">
            <text:p>Modra</text:p>
          </table:table-cell>
          <table:table-cell table:formula="of:=INDIRECT(&quot;K&quot; &amp; [.$F54])" office:value-type="string" office:string-value="na carodeje" calcext:value-type="string">
            <text:p>na carodeje</text:p>
          </table:table-cell>
          <table:table-cell table:formula="of:=INDIRECT(&quot;I&quot; &amp; [.$F54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5])" office:value-type="string" office:string-value="Modra" calcext:value-type="string">
            <text:p>Modra</text:p>
          </table:table-cell>
          <table:table-cell table:formula="of:=INDIRECT(&quot;K&quot; &amp; [.$F55])" office:value-type="string" office:string-value="na carodeje" calcext:value-type="string">
            <text:p>na carodeje</text:p>
          </table:table-cell>
          <table:table-cell table:formula="of:=INDIRECT(&quot;I&quot; &amp; [.$F55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6])" office:value-type="string" office:string-value="Modra" calcext:value-type="string">
            <text:p>Modra</text:p>
          </table:table-cell>
          <table:table-cell table:formula="of:=INDIRECT(&quot;K&quot; &amp; [.$F56])" office:value-type="string" office:string-value="na carodeje" calcext:value-type="string">
            <text:p>na carodeje</text:p>
          </table:table-cell>
          <table:table-cell table:formula="of:=INDIRECT(&quot;I&quot; &amp; [.$F56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sword</text:p>
          </table:table-cell>
          <table:table-cell office:value-type="string" calcext:value-type="string">
            <text:p>sword5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extra tex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60])" office:value-type="string" office:string-value="Zluta" calcext:value-type="string">
            <text:p>Zluta</text:p>
          </table:table-cell>
          <table:table-cell table:formula="of:=INDIRECT(&quot;K&quot; &amp; [.$F60])" office:value-type="string" office:string-value="na nemrtveho" calcext:value-type="string">
            <text:p>na nemrtveho</text:p>
          </table:table-cell>
          <table:table-cell table:formula="of:=INDIRECT(&quot;I&quot; &amp; [.$F60])" office:value-type="string" office:string-value="Drtiva" calcext:value-type="string">
            <text:p>Drtiv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hamme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1])" office:value-type="string" office:string-value="Modra" calcext:value-type="string">
            <text:p>Modra</text:p>
          </table:table-cell>
          <table:table-cell table:formula="of:=INDIRECT(&quot;K&quot; &amp; [.$F61])" office:value-type="string" office:string-value="na carodeje" calcext:value-type="string">
            <text:p>na carodeje</text:p>
          </table:table-cell>
          <table:table-cell table:formula="of:=INDIRECT(&quot;I&quot; &amp; [.$F61])" office:value-type="string" office:string-value="Secna" calcext:value-type="string">
            <text:p>Sec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word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62])" office:value-type="string" office:string-value="Zelena" calcext:value-type="string">
            <text:p>Zelena</text:p>
          </table:table-cell>
          <table:table-cell table:formula="of:=INDIRECT(&quot;K&quot; &amp; [.$F62])" office:value-type="string" office:string-value="na priseru" calcext:value-type="string">
            <text:p>na priseru</text:p>
          </table:table-cell>
          <table:table-cell table:formula="of:=INDIRECT(&quot;I&quot; &amp; [.$F62])" office:value-type="string" office:string-value="Bodna" calcext:value-type="string">
            <text:p>Bod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spear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3])" office:value-type="string" office:string-value="Jakakoliv" calcext:value-type="string">
            <text:p>Jakakoliv</text:p>
          </table:table-cell>
          <table:table-cell table:formula="of:=INDIRECT(&quot;K&quot; &amp; [.$F63])" office:value-type="string" office:string-value="na vsechny" calcext:value-type="string">
            <text:p>na vsechny</text:p>
          </table:table-cell>
          <table:table-cell table:formula="of:=INDIRECT(&quot;I&quot; &amp; [.$F63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mb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4])" office:value-type="string" office:string-value="Jakakoliv" calcext:value-type="string">
            <text:p>Jakakoliv</text:p>
          </table:table-cell>
          <table:table-cell table:formula="of:=INDIRECT(&quot;K&quot; &amp; [.$F64])" office:value-type="string" office:string-value="na vsechny" calcext:value-type="string">
            <text:p>na vsechny</text:p>
          </table:table-cell>
          <table:table-cell table:formula="of:=INDIRECT(&quot;I&quot; &amp; [.$F64])" office:value-type="string" office:string-value="Bomba" calcext:value-type="string">
            <text:p>Bomb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mb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5])" office:value-type="string" office:string-value="Cervena" calcext:value-type="string">
            <text:p>Cervena</text:p>
          </table:table-cell>
          <table:table-cell table:formula="of:=INDIRECT(&quot;K&quot; &amp; [.$F65])" office:value-type="string" office:string-value="na demona" calcext:value-type="string">
            <text:p>na demona</text:p>
          </table:table-cell>
          <table:table-cell table:formula="of:=INDIRECT(&quot;I&quot; &amp; [.$F65])" office:value-type="string" office:string-value="Palna" calcext:value-type="string">
            <text:p>Palna</text:p>
          </table:table-cell>
          <table:table-cell office:value-type="string" calcext:value-type="string">
            <text:p>Zbran zahod ale obludu nezabij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roken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6])" office:value-type="string" office:string-value="Cervena" calcext:value-type="string">
            <text:p>Cervena</text:p>
          </table:table-cell>
          <table:table-cell table:formula="of:=INDIRECT(&quot;K&quot; &amp; [.$F66])" office:value-type="string" office:string-value="na demona" calcext:value-type="string">
            <text:p>na demona</text:p>
          </table:table-cell>
          <table:table-cell table:formula="of:=INDIRECT(&quot;I&quot; &amp; [.$F66])" office:value-type="string" office:string-value="Palna" calcext:value-type="string">
            <text:p>Palna</text:p>
          </table:table-cell>
          <table:table-cell office:value-type="string" calcext:value-type="string">
            <text:p>Nejdriv se prohod s jinym hracem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teleport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7])" office:value-type="string" office:string-value="Cervena" calcext:value-type="string">
            <text:p>Cervena</text:p>
          </table:table-cell>
          <table:table-cell table:formula="of:=INDIRECT(&quot;K&quot; &amp; [.$F67])" office:value-type="string" office:string-value="na demona" calcext:value-type="string">
            <text:p>na demona</text:p>
          </table:table-cell>
          <table:table-cell table:formula="of:=INDIRECT(&quot;I&quot; &amp; [.$F67])" office:value-type="string" office:string-value="Palna" calcext:value-type="string">
            <text:p>Palna</text:p>
          </table:table-cell>
          <table:table-cell office:value-type="string" calcext:value-type="string">
            <text:p>Nejdriv prohod obludu s jinou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call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8])" office:value-type="string" office:string-value="Cervena" calcext:value-type="string">
            <text:p>Cervena</text:p>
          </table:table-cell>
          <table:table-cell table:formula="of:=INDIRECT(&quot;K&quot; &amp; [.$F68])" office:value-type="string" office:string-value="na demona" calcext:value-type="string">
            <text:p>na demona</text:p>
          </table:table-cell>
          <table:table-cell table:formula="of:=INDIRECT(&quot;I&quot; &amp; [.$F68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9])" office:value-type="string" office:string-value="Cervena" calcext:value-type="string">
            <text:p>Cervena</text:p>
          </table:table-cell>
          <table:table-cell table:formula="of:=INDIRECT(&quot;K&quot; &amp; [.$F69])" office:value-type="string" office:string-value="na demona" calcext:value-type="string">
            <text:p>na demona</text:p>
          </table:table-cell>
          <table:table-cell table:formula="of:=INDIRECT(&quot;I&quot; &amp; [.$F69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0])" office:value-type="string" office:string-value="Cervena" calcext:value-type="string">
            <text:p>Cervena</text:p>
          </table:table-cell>
          <table:table-cell table:formula="of:=INDIRECT(&quot;K&quot; &amp; [.$F70])" office:value-type="string" office:string-value="na demona" calcext:value-type="string">
            <text:p>na demona</text:p>
          </table:table-cell>
          <table:table-cell table:formula="of:=INDIRECT(&quot;I&quot; &amp; [.$F70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1])" office:value-type="string" office:string-value="Cervena" calcext:value-type="string">
            <text:p>Cervena</text:p>
          </table:table-cell>
          <table:table-cell table:formula="of:=INDIRECT(&quot;K&quot; &amp; [.$F71])" office:value-type="string" office:string-value="na demona" calcext:value-type="string">
            <text:p>na demona</text:p>
          </table:table-cell>
          <table:table-cell table:formula="of:=INDIRECT(&quot;I&quot; &amp; [.$F71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2])" office:value-type="string" office:string-value="Cervena" calcext:value-type="string">
            <text:p>Cervena</text:p>
          </table:table-cell>
          <table:table-cell table:formula="of:=INDIRECT(&quot;K&quot; &amp; [.$F72])" office:value-type="string" office:string-value="na demona" calcext:value-type="string">
            <text:p>na demona</text:p>
          </table:table-cell>
          <table:table-cell table:formula="of:=INDIRECT(&quot;I&quot; &amp; [.$F72])" office:value-type="string" office:string-value="Palna" calcext:value-type="string">
            <text:p>Palna</text:p>
          </table:table-cell>
          <table:table-cell/>
          <table:table-cell office:value-type="string" calcext:value-type="string">
            <text:p>bow</text:p>
          </table:table-cell>
          <table:table-cell office:value-type="string" calcext:value-type="string">
            <text:p>bow5</text:p>
          </table:table-cell>
          <table:table-cell table:number-columns-repeated="2"/>
        </table:table-row>
        <table:table-row table:style-name="ro1" table:number-rows-repeated="104850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/00/0000</text:date>, <text:time style:data-style-name="N2" text:time-value="15:11:38.307328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11-28T15:23:47.035741891</dc:date>
    <meta:editing-duration>P27DT10H34M34S</meta:editing-duration>
    <meta:editing-cycles>286</meta:editing-cycles>
    <meta:document-statistic meta:table-count="6" meta:cell-count="853" meta:object-count="0"/>
  </office:meta>
</office:document-meta>
</file>